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819" officeooo:paragraph-rsid="00176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 to Model Editor</text:p>
      <text:p text:style-name="Standard"><text:a xlink:type="simple" xlink:href="http://gazebosim.org/tutorials?cat=guided_b&amp;tut=guided_b3" text:style-name="Internet_20_link" text:visited-style-name="Visited_20_Internet_20_Link">http://gazebosim.org/tutorials?cat=guided_b&amp;tut=guided_b3</text:a></text:p>
      <text:p text:style-name="Standard"/>
      <text:p text:style-name="Standard">When I set the color of the camera to green, the color of lidar also changes to green. May I know how to avoid the color of lidar being changed to green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23:56:51.845619671</meta:creation-date>
    <dc:date>2019-07-18T00:34:36.530268436</dc:date>
    <meta:editing-duration>PT1M49S</meta:editing-duration>
    <meta:editing-cycles>3</meta:editing-cycles>
    <meta:generator>LibreOffice/6.0.7.3$Linux_AARCH64 LibreOffice_project/00m0$Build-3</meta:generator>
    <meta:document-statistic meta:table-count="0" meta:image-count="0" meta:object-count="0" meta:page-count="1" meta:paragraph-count="3" meta:word-count="37" meta:character-count="231" meta:non-whitespace-character-count="197"/>
  </office:meta>
</office:document-meta>
</file>